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Lucida Sans Unicode" svg:font-family="'Lucida Sans Unicode'" style:font-pitch="variable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17cm" fo:margin-left="-0.208cm" table:align="left" style:writing-mode="lr-tb"/>
    </style:style>
    <style:style style:name="Table1.A" style:family="table-column">
      <style:table-column-properties style:column-width="8.44cm"/>
    </style:style>
    <style:style style:name="Table1.B" style:family="table-column">
      <style:table-column-properties style:column-width="8.47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6.917cm" fo:margin-left="-0.208cm" table:align="left" style:writing-mode="lr-tb"/>
    </style:style>
    <style:style style:name="Table2.A" style:family="table-column">
      <style:table-column-properties style:column-width="6.668cm"/>
    </style:style>
    <style:style style:name="Table2.B" style:family="table-column">
      <style:table-column-properties style:column-width="1.191cm"/>
    </style:style>
    <style:style style:name="Table2.D" style:family="table-column">
      <style:table-column-properties style:column-width="2.39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B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A10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.23" style:family="table-row">
      <style:table-row-properties style:min-row-height="0.923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style:snap-to-layout-grid="false"/>
      <style:text-properties fo:font-size="12pt" fo:language="ru" fo:country="RU" style:font-size-asian="12pt" style:font-size-complex="12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2pt" fo:language="ru" fo:country="RU" style:font-size-asian="12pt" style:font-size-complex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11" style:family="paragraph" style:parent-style-name="Standard">
      <style:text-properties fo:font-size="12pt" fo:language="en" fo:country="US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2pt" fo:language="en" fo:country="US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style:snap-to-layout-grid="false"/>
      <style:text-properties fo:font-size="13pt" style:font-size-asian="13pt" style:font-size-complex="13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16" style:family="paragraph" style:parent-style-name="Standard">
      <style:paragraph-properties style:snap-to-layout-grid="false"/>
      <style:text-properties fo:font-size="12pt" fo:language="ru" fo:country="RU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Карточка семестровой работы по дисциплине</text:p>
      <text:p text:style-name="P1">«Теория Языков Программирования»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Язык:</text:p>
          </table:table-cell>
          <table:table-cell table:style-name="Table1.B1" office:value-type="string">
            <text:p text:style-name="P14">Кумир</text:p>
          </table:table-cell>
        </table:table-row>
        <table:table-row table:style-name="Table1.1">
          <table:table-cell table:style-name="Table1.A1" office:value-type="string">
            <text:p text:style-name="P14">Участники:</text:p>
          </table:table-cell>
          <table:table-cell table:style-name="Table1.B1" office:value-type="string">
            <text:p text:style-name="P14">Рясков А.С. (11) <text:span text:style-name="T1">-</text:span> Валовой М.Ю. (11)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3">Возможность</text:p>
            </table:table-cell>
            <table:table-cell table:style-name="Table2.A1" office:value-type="string">
              <text:p text:style-name="P13">Вес</text:p>
            </table:table-cell>
            <table:table-cell table:style-name="Table2.A1" office:value-type="string">
              <text:p text:style-name="P13">Присутствие в языке</text:p>
            </table:table-cell>
            <table:table-cell table:style-name="Table2.D1" office:value-type="string">
              <text:p text:style-name="P13">Кто реализует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9">Встроенные типы данных (целые числа (один тип), символы, строки (если есть в языке как самостоятельный тип)), переменные</text:p>
          </table:table-cell>
          <table:table-cell table:style-name="Table2.B2" office:value-type="float" office:value="3">
            <text:p text:style-name="P10">3</text:p>
          </table:table-cell>
          <table:table-cell table:style-name="Table2.A1" office:value-type="string">
            <text:p text:style-name="P6">Присутствуют целые, дробные, символьные, строковые, логические константы. </text:p>
            <text:p text:style-name="P6">Типизация статическая.</text:p>
          </table:table-cell>
          <table:table-cell table:style-name="Table2.D1" office:value-type="string">
            <text:p text:style-name="P7">Рясков</text:p>
          </table:table-cell>
        </table:table-row>
        <table:table-row table:style-name="Table2.1">
          <table:table-cell table:style-name="Table2.A1" office:value-type="string">
            <text:p text:style-name="P9">Массивы</text:p>
            <text:p text:style-name="P11"/>
            <text:p text:style-name="P11"/>
          </table:table-cell>
          <table:table-cell table:style-name="Table2.B2" office:value-type="float" office:value="3">
            <text:p text:style-name="P10">3</text:p>
          </table:table-cell>
          <table:table-cell table:style-name="Table2.A1" office:value-type="string">
            <text:p text:style-name="P9">Присутствуют. Есть возможность объявить многомерный массив. </text:p>
            <text:p text:style-name="P9">В качестве индексов могут выступать только целые числа. </text:p>
            <text:p text:style-name="P6">Есть возможность объявить массив длиной, определяемой на стадии выполнения.</text:p>
          </table:table-cell>
          <table:table-cell table:style-name="Table2.D1" office:value-type="string">
            <text:p text:style-name="P10">Рясков</text:p>
          </table:table-cell>
        </table:table-row>
        <table:table-row table:style-name="Table2.1">
          <table:table-cell table:style-name="Table2.A1" office:value-type="string">
            <text:p text:style-name="P9">Числовые, символьные, строковые константы <text:s/></text:p>
            <text:p text:style-name="P8"/>
          </table:table-cell>
          <table:table-cell table:style-name="Table2.B2" office:value-type="float" office:value="2">
            <text:p text:style-name="P12">2</text:p>
          </table:table-cell>
          <table:table-cell table:style-name="Table2.A1" office:value-type="string">
            <text:p text:style-name="P9">Здесь строка из 1 символа может быть символом. Строки/символы могут заключаться как в двойные, так и в одинарные кавычки. При этом разрешается использовать кавычки противоположного типа внутри строки.</text:p>
          </table:table-cell>
          <table:table-cell table:style-name="Table2.D1" office:value-type="string">
            <text:p text:style-name="P7">Валовой</text:p>
          </table:table-cell>
        </table:table-row>
        <table:table-row table:style-name="Table2.1">
          <table:table-cell table:style-name="Table2.A1" office:value-type="string">
            <text:p text:style-name="P9">Выражения с использованием арифметических операций, операций сравнения и присваивания</text:p>
          </table:table-cell>
          <table:table-cell table:style-name="Table2.B2" office:value-type="float" office:value="3">
            <text:p text:style-name="P10">3</text:p>
          </table:table-cell>
          <table:table-cell table:style-name="Table2.A1" office:value-type="string">
            <text:p text:style-name="P9">Присутствует стандартный набор арифметических операций и операций сравнения + операция возведения в степень «**». </text:p>
          </table:table-cell>
          <table:table-cell table:style-name="Table2.D1" office:value-type="string">
            <text:p text:style-name="P7">Валовой</text:p>
          </table:table-cell>
        </table:table-row>
        <table:table-row table:style-name="Table2.1">
          <table:table-cell table:style-name="Table2.A1" office:value-type="string">
            <text:p text:style-name="P9">Управляющие структуры: развилки</text:p>
            <text:p text:style-name="P8"/>
          </table:table-cell>
          <table:table-cell table:style-name="Table2.B2" office:value-type="float" office:value="2">
            <text:p text:style-name="P10">2</text:p>
          </table:table-cell>
          <table:table-cell table:style-name="Table2.A1" office:value-type="string">
            <text:p text:style-name="P6">Присутствуют. Есть аналог <text:span text:style-name="T1">“Switch-case”.</text:span></text:p>
          </table:table-cell>
          <table:table-cell table:style-name="Table2.D1" office:value-type="string">
            <text:p text:style-name="P10">Валовой</text:p>
          </table:table-cell>
        </table:table-row>
        <table:table-row table:style-name="Table2.1">
          <table:table-cell table:style-name="Table2.A1" office:value-type="string">
            <text:p text:style-name="P9">Управляющие структуры: циклы</text:p>
            <text:p text:style-name="P8"/>
            <text:p text:style-name="P8"/>
          </table:table-cell>
          <table:table-cell table:style-name="Table2.B2" office:value-type="float" office:value="2">
            <text:p text:style-name="P10">2</text:p>
          </table:table-cell>
          <table:table-cell table:style-name="Table2.A1" office:value-type="string">
            <text:p text:style-name="P9">Есть циклы с пред- и пост-условиями. Присутствует аналог <text:span text:style-name="T1">for.</text:span></text:p>
          </table:table-cell>
          <table:table-cell table:style-name="Table2.D1" office:value-type="string">
            <text:p text:style-name="P7">Валовой</text:p>
          </table:table-cell>
        </table:table-row>
        <table:table-row table:style-name="Table2.1">
          <table:table-cell table:style-name="Table2.A1" office:value-type="string">
            <text:p text:style-name="P9">Функции (процедуры)</text:p>
            <text:p text:style-name="P11"/>
            <text:p text:style-name="P11"/>
          </table:table-cell>
          <table:table-cell table:style-name="Table2.B2" office:value-type="float" office:value="3">
            <text:p text:style-name="P10">3</text:p>
          </table:table-cell>
          <table:table-cell table:style-name="Table2.A1" office:value-type="string">
            <text:p text:style-name="P9">Присутствуют. Функции/процедуры могут не иметь параметров, в таком случае они вызываются и описываются без скобок. В списке параметров каждый параметр <text:s/>имеет вид «арг <text:span text:style-name="T2">&lt;тип&gt; </text:span><text:span text:style-name="T1">&lt;</text:span><text:span text:style-name="T2">имя</text:span><text:span text:style-name="T1">&gt;</text:span><text:span text:style-name="T2">».</text:span></text:p>
            <text:p text:style-name="P6">Также есть выходные параметры, обозначаемые «рез» вместо арг.</text:p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2.D1" office:value-type="string">
            <text:p text:style-name="P10">Рясков</text:p>
          </table:table-cell>
        </table:table-row>
        <text:soft-page-break/>
        <table:table-row table:style-name="Table2.1">
          <table:table-cell table:style-name="Table2.A1" office:value-type="string">
            <text:p text:style-name="P9">Классы/функции для работы с консолью (ввод/вывод)</text:p>
            <text:p text:style-name="P8"/>
          </table:table-cell>
          <table:table-cell table:style-name="Table2.B2" office:value-type="float" office:value="2">
            <text:p text:style-name="P10">2</text:p>
          </table:table-cell>
          <table:table-cell table:style-name="Table2.A1" office:value-type="string">
            <text:p text:style-name="P9">Присутствуют. Есть возможность выводить/вводить любой атомарный тип данных.</text:p>
          </table:table-cell>
          <table:table-cell table:style-name="Table2.D1" office:value-type="string">
            <text:p text:style-name="P7">Рясков</text:p>
          </table:table-cell>
        </table:table-row>
        <table:table-row table:style-name="Table2.1">
          <table:table-cell table:style-name="Table2.A10" office:value-type="string">
            <text:p text:style-name="P9">Классы, свойства и методы, одиночное наследование с динамическим связыванием</text:p>
            <text:p text:style-name="P8"/>
          </table:table-cell>
          <table:table-cell table:style-name="Table2.A10" office:value-type="string">
            <text:p text:style-name="P10">4</text:p>
          </table:table-cell>
          <table:table-cell table:style-name="Table2.A10" office:value-type="string">
            <text:p text:style-name="P9"/>
          </table:table-cell>
          <table:table-cell table:style-name="Table2.D10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9">Переменные, константы и операции (арифметические, сравнения, присваивания) для чисел с плавающей точкой</text:p>
          </table:table-cell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9">Присутсвуют. Набор операций аналогичен набору операций с целочисленными величинами.</text:p>
          </table:table-cell>
          <table:table-cell table:style-name="Table2.D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9">Логические операции </text:p>
            <text:p text:style-name="P8">(И, ИЛИ, НЕ)</text:p>
            <text:p text:style-name="P8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9">Присутствуют.</text:p>
          </table:table-cell>
          <table:table-cell table:style-name="Table2.D1" office:value-type="string">
            <text:p text:style-name="P10">Валовой</text:p>
          </table:table-cell>
        </table:table-row>
        <table:table-row table:style-name="Table2.1">
          <table:table-cell table:style-name="Table2.A1" office:value-type="string">
            <text:p text:style-name="P9">Операции над строками, их участие в выражения</text:p>
            <text:p text:style-name="P8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9">Есть возможность склейки строк, реализации отсечений <text:span text:style-name="T1">(slices) </text:span><text:span text:style-name="T2">строк</text:span><text:span text:style-name="T1">, </text:span><text:span text:style-name="T2">подобно </text:span><text:span text:style-name="T1">python'</text:span><text:span text:style-name="T2">овским.</text:span></text:p>
          </table:table-cell>
          <table:table-cell table:style-name="Table2.D1" office:value-type="string">
            <text:p text:style-name="P10">Валовой</text:p>
          </table:table-cell>
        </table:table-row>
        <table:table-row table:style-name="Table2.1">
          <table:table-cell table:style-name="Table2.A1" office:value-type="string">
            <text:p text:style-name="P9">Контроль доступа к свойствам и методам класса (открытые/ защищенные свойства и методы)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9">Конструкторы, деструкторы, операция динамического создания объекта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9">Перегрузка функций по типу параметров</text:p>
            <text:p text:style-name="P8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9">Перечислимый тип данных</text:p>
            <text:p text:style-name="P8"/>
            <text:p text:style-name="P8"/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9">Статические свойства и методы классов</text:p>
            <text:p text:style-name="P8"/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9">Обработка исключений </text:p>
            <text:p text:style-name="P8"/>
            <text:p text:style-name="P8"><text:s/></text:p>
          </table:table-cell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9">Перегрузка операций</text:p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9">Универсализация (шаблоны)</text:p>
            <text:p text:style-name="P8"/>
            <text:p text:style-name="P8"/>
          </table:table-cell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Множественное наследование</text:p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10">6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23">
          <table:table-cell table:style-name="Table2.A1" office:value-type="string">
            <text:p text:style-name="P9">Замыкания</text:p>
            <text:p text:style-name="P8"/>
            <text:p text:style-name="P8"/>
          </table:table-cell>
          <table:table-cell table:style-name="Table2.A1" office:value-type="string">
            <text:p text:style-name="P10">5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Lucida Sans Unicode" svg:font-family="'Lucida Sans Unicode'" style:font-pitch="variable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Карточка семестровой работы по </dc:title>
    <meta:initial-creator>Пользователь</meta:initial-creator>
    <meta:creation-date>2008-03-28T00:18:00</meta:creation-date>
    <dc:date>2012-01-16T08:35:53.73</dc:date>
    <meta:editing-cycles>14</meta:editing-cycles>
    <meta:editing-duration>PT2H55M29S</meta:editing-duration>
    <meta:generator>OpenOffice.org/3.3$Win32 OpenOffice.org_project/330m20$Build-9567</meta:generator>
    <meta:document-statistic meta:table-count="2" meta:image-count="0" meta:object-count="0" meta:page-count="2" meta:paragraph-count="81" meta:word-count="324" meta:character-count="2456"/>
  </office:meta>
</office:document-meta>
</file>